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fo:font-size="10pt" style:text-underline-style="none" fo:font-weight="bold" officeooo:rsid="0010b444" officeooo:paragraph-rsid="0010b44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c3acf" officeooo:paragraph-rsid="0010b44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b444" officeooo:paragraph-rsid="0010b44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c3acf" officeooo:paragraph-rsid="0010b44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b444" officeooo:paragraph-rsid="0010b44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00b513b" officeooo:paragraph-rsid="0010b444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0b444" officeooo:paragraph-rsid="0010b44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10b444" officeooo:paragraph-rsid="0010b44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bold" officeooo:rsid="0010b444" officeooo:paragraph-rsid="0010b44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bold" officeooo:rsid="00113eeb" officeooo:paragraph-rsid="00113eeb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bold" officeooo:rsid="00131cd5" officeooo:paragraph-rsid="00131cd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0b444" officeooo:paragraph-rsid="0010b44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13eeb" officeooo:paragraph-rsid="00113ee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31cd5" officeooo:paragraph-rsid="00131cd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10b444" officeooo:paragraph-rsid="0010b44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113eeb" officeooo:paragraph-rsid="00113eeb" style:font-size-asian="12pt" style:font-weight-asian="bold" style:font-size-complex="12pt" style:font-weight-complex="bold"/>
    </style:style>
    <style:style style:name="T1" style:family="text">
      <style:text-properties officeooo:rsid="000c3acf"/>
    </style:style>
    <style:style style:name="T2" style:family="text">
      <style:text-properties officeooo:rsid="0010b4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C Asses<text:span text:style-name="T1">s</text:span>ed Exercise</text:p>
      <text:p text:style-name="P4">Robert Allison 1102085a</text:p>
      <text:p text:style-name="P4"/>
      <text:p text:style-name="P2"><text:span text:style-name="T2">Source Code Listings</text:span></text:p>
      <text:p text:style-name="P2"/>
      <text:p text:style-name="P5">DVRouting.java</text:p>
      <text:p text:style-name="P3"/>
      <text:p text:style-name="P1">import java.io.BufferedReader;</text:p>
      <text:p text:style-name="P1">import java.io.FileNotFoundException;</text:p>
      <text:p text:style-name="P1">import java.io.FileReader;</text:p>
      <text:p text:style-name="P1">import java.io.IOException;</text:p>
      <text:p text:style-name="P1">import java.util.ArrayList;</text:p>
      <text:p text:style-name="P1"/>
      <text:p text:style-name="P1"/>
      <text:p text:style-name="P1">public class DVRouting {</text:p>
      <text:p text:style-name="P1"/>
      <text:p text:style-name="P1"><text:s text:c="4"/>public static void main (String[] args){</text:p>
      <text:p text:style-name="P1"/>
      <text:p text:style-name="P1"><text:s text:c="8"/>if (args.length == 0 ){</text:p>
      <text:p text:style-name="P1"><text:s text:c="12"/>System.out.println("Program usage: 'java DVRouting C:/input/file/path'");</text:p>
      <text:p text:style-name="P1"><text:s text:c="12"/>System.exit(0);</text:p>
      <text:p text:style-name="P1"><text:s text:c="8"/>}</text:p>
      <text:p text:style-name="P1"/>
      <text:p text:style-name="P1"><text:s text:c="8"/>// Various argument trackers and flags (We need to track everything the user could enter!)</text:p>
      <text:p text:style-name="P1"><text:s text:c="8"/>String arg;</text:p>
      <text:p text:style-name="P1"><text:s text:c="8"/>int i = 1;</text:p>
      <text:p text:style-name="P1"><text:s text:c="8"/>int exchanges = 0;</text:p>
      <text:p text:style-name="P1"><text:s text:c="8"/>boolean stable = false;</text:p>
      <text:p text:style-name="P1"><text:s text:c="8"/>boolean splitHorizon = false;</text:p>
      <text:p text:style-name="P1"><text:s text:c="8"/>boolean trace = false;</text:p>
      <text:p text:style-name="P1"><text:s text:c="8"/>boolean fail = false;</text:p>
      <text:p text:style-name="P1"><text:s text:c="8"/>boolean change = false;</text:p>
      <text:p text:style-name="P1"><text:s text:c="8"/>String viewNode = "";</text:p>
      <text:p text:style-name="P1"><text:s text:c="8"/>String traceRoute = "";</text:p>
      <text:p text:style-name="P1"><text:s text:c="8"/>String failLink = "";</text:p>
      <text:p text:style-name="P1"><text:s text:c="8"/>String changeLink = "";</text:p>
      <text:p text:style-name="P1"><text:s text:c="8"/>String nodeA = null;</text:p>
      <text:p text:style-name="P1"><text:s text:c="8"/>String nodeB = null;</text:p>
      <text:p text:style-name="P1"><text:s text:c="8"/>String failNodeA = null;</text:p>
      <text:p text:style-name="P1"><text:s text:c="8"/>String failNodeB = null;</text:p>
      <text:p text:style-name="P1"><text:s text:c="8"/>String changeNodeA = null;</text:p>
      <text:p text:style-name="P1"><text:s text:c="8"/>String changeNodeB = null;</text:p>
      <text:p text:style-name="P1"><text:s text:c="8"/>int noticeExchange = 0;</text:p>
      <text:p text:style-name="P1"><text:s text:c="8"/>int failExchange = 0;</text:p>
      <text:p text:style-name="P1"><text:s text:c="8"/>int changeExchange = 0;</text:p>
      <text:p text:style-name="P1"><text:s text:c="8"/>int changeValue = 0;</text:p>
      <text:p text:style-name="P1"><text:s text:c="8"/>while (i &lt; args.length &amp;&amp; args[i].startsWith("-")) {</text:p>
      <text:p text:style-name="P1"><text:s text:c="12"/>arg = args[i++];</text:p>
      <text:p text:style-name="P1"/>
      <text:p text:style-name="P1"><text:s text:c="12"/>// check for arguments and arguments for the arguments</text:p>
      <text:p text:style-name="P1"><text:s text:c="12"/>if (arg.equals("-help")){</text:p>
      <text:p text:style-name="P1"><text:s text:c="16"/>System.out.println("Command use: java -jar DVRouting [-s/-e #] [-v 'Node'] [-t 'N1,N2,EX'] [-f 'N1,N2,EX'] [-c 'N1,N2,C,EX'] [-split]");</text:p>
      <text:p text:style-name="P1"><text:s text:c="16"/>System.exit(0);</text:p>
      <text:p text:style-name="P1"><text:s text:c="12"/>}</text:p>
      <text:p text:style-name="P1"><text:s text:c="12"/>else if (arg.equals("-e")) {</text:p>
      <text:p text:style-name="P1"><text:s text:c="16"/>if (i &lt; args.length)</text:p>
      <text:p text:style-name="P1"><text:s text:c="20"/>exchanges = Integer.parseInt(args[i++]);</text:p>
      <text:p text:style-name="P1"><text:s text:c="16"/>else {</text:p>
      <text:p text:style-name="P1"><text:s text:c="20"/>System.err.println("-e requires a number '-e 10'");</text:p>
      <text:p text:style-name="P1"><text:soft-page-break/><text:s text:c="20"/>System.exit(0);</text:p>
      <text:p text:style-name="P1"><text:s text:c="16"/>}</text:p>
      <text:p text:style-name="P1"><text:s text:c="12"/>}</text:p>
      <text:p text:style-name="P1"><text:s text:c="12"/>else if (arg.equals("-v")) {</text:p>
      <text:p text:style-name="P1"><text:s text:c="16"/>if (i &lt; args.length)</text:p>
      <text:p text:style-name="P1"><text:s text:c="20"/>viewNode = args[i++];</text:p>
      <text:p text:style-name="P1"><text:s text:c="16"/>else {</text:p>
      <text:p text:style-name="P1"><text:s text:c="20"/>System.err.println("-v requires a node to view 'N1'");</text:p>
      <text:p text:style-name="P1"><text:s text:c="20"/>System.exit(0);</text:p>
      <text:p text:style-name="P1"><text:s text:c="16"/>}</text:p>
      <text:p text:style-name="P1"><text:s text:c="12"/>}</text:p>
      <text:p text:style-name="P1"><text:s text:c="12"/>else if (arg.equals("-t")) {</text:p>
      <text:p text:style-name="P1"><text:s text:c="16"/>if (i &lt; args.length) {</text:p>
      <text:p text:style-name="P1"><text:s text:c="20"/>traceRoute = args[i++];</text:p>
      <text:p text:style-name="P1"><text:s text:c="20"/>String[] items = traceRoute.split(",");</text:p>
      <text:p text:style-name="P1"><text:s text:c="20"/>nodeA = items[0];</text:p>
      <text:p text:style-name="P1"><text:s text:c="20"/>nodeB = items[1];</text:p>
      <text:p text:style-name="P1"><text:s text:c="20"/>noticeExchange = Integer.parseInt(items[2]);</text:p>
      <text:p text:style-name="P1"><text:s text:c="20"/>trace = true;</text:p>
      <text:p text:style-name="P1"><text:s text:c="16"/>} else {</text:p>
      <text:p text:style-name="P1"><text:s text:c="20"/>System.err.println("-t requires a two nodes and an exchange number to trace on");</text:p>
      <text:p text:style-name="P1"><text:s text:c="20"/>System.exit(0);</text:p>
      <text:p text:style-name="P1"><text:s text:c="16"/>}</text:p>
      <text:p text:style-name="P1"><text:s text:c="12"/>}</text:p>
      <text:p text:style-name="P1"><text:s text:c="12"/>else if (arg.equals("-f")) {</text:p>
      <text:p text:style-name="P1"><text:s text:c="16"/>if (i &lt; args.length) {</text:p>
      <text:p text:style-name="P1"><text:s text:c="20"/>failLink = args[i++];</text:p>
      <text:p text:style-name="P1"><text:s text:c="20"/>String[] items = failLink.split(",");</text:p>
      <text:p text:style-name="P1"><text:s text:c="20"/>failNodeA = items[0];</text:p>
      <text:p text:style-name="P1"><text:s text:c="20"/>failNodeB = items[1];</text:p>
      <text:p text:style-name="P1"><text:s text:c="20"/>failExchange = Integer.parseInt(items[2]);</text:p>
      <text:p text:style-name="P1"><text:s text:c="20"/>fail = true;</text:p>
      <text:p text:style-name="P1"><text:s text:c="16"/>} else {</text:p>
      <text:p text:style-name="P1"><text:s text:c="20"/>System.err.println("-f requires a two nodes and an exchange number to fail on");</text:p>
      <text:p text:style-name="P1"><text:s text:c="20"/>System.exit(0);</text:p>
      <text:p text:style-name="P1"><text:s text:c="16"/>}</text:p>
      <text:p text:style-name="P1"><text:s text:c="12"/>}</text:p>
      <text:p text:style-name="P1"><text:s text:c="12"/>else if (arg.equals("-c")) {</text:p>
      <text:p text:style-name="P1"><text:s text:c="16"/>if (i &lt; args.length) {</text:p>
      <text:p text:style-name="P1"><text:s text:c="20"/>changeLink = args[i++];</text:p>
      <text:p text:style-name="P1"><text:s text:c="20"/>String[] items = changeLink.split(",");</text:p>
      <text:p text:style-name="P1"><text:s text:c="20"/>changeNodeA = items[0];</text:p>
      <text:p text:style-name="P1"><text:s text:c="20"/>changeNodeB = items[1];</text:p>
      <text:p text:style-name="P1"><text:s text:c="20"/>changeValue = Integer.parseInt(items[2]);</text:p>
      <text:p text:style-name="P1"><text:s text:c="20"/>changeExchange = Integer.parseInt(items[3]);</text:p>
      <text:p text:style-name="P1"><text:s text:c="20"/>change = true;</text:p>
      <text:p text:style-name="P1"><text:s text:c="16"/>} else {</text:p>
      <text:p text:style-name="P1"><text:s text:c="20"/>System.err.println("-c requires a two nodes, a cost and an exchange number to change on");</text:p>
      <text:p text:style-name="P1"><text:s text:c="20"/>System.exit(0);</text:p>
      <text:p text:style-name="P1"><text:s text:c="16"/>}</text:p>
      <text:p text:style-name="P1"><text:s text:c="12"/>}</text:p>
      <text:p text:style-name="P1"><text:s text:c="12"/>else if (arg.equals("-s")){</text:p>
      <text:p text:style-name="P1"><text:s text:c="16"/>stable = true;</text:p>
      <text:p text:style-name="P1"><text:s text:c="12"/>}</text:p>
      <text:p text:style-name="P1"><text:s text:c="12"/>else if (arg.equals("-split")){</text:p>
      <text:p text:style-name="P1"><text:s text:c="16"/>splitHorizon = true;</text:p>
      <text:p text:style-name="P1"><text:s text:c="12"/>}</text:p>
      <text:p text:style-name="P1"><text:s text:c="8"/>}</text:p>
      <text:p text:style-name="P1"/>
      <text:p text:style-name="P1"><text:s text:c="8"/>System.out.println("Getting file");</text:p>
      <text:p text:style-name="P1"><text:s text:c="8"/>// The name of the file to open.</text:p>
      <text:p text:style-name="P1"><text:soft-page-break/><text:s text:c="8"/>String fileName = args[0];</text:p>
      <text:p text:style-name="P1"/>
      <text:p text:style-name="P1"><text:s text:c="8"/>// Holds one line at a time</text:p>
      <text:p text:style-name="P1"><text:s text:c="8"/>String line = null;</text:p>
      <text:p text:style-name="P1"/>
      <text:p text:style-name="P1"><text:s text:c="8"/>try {</text:p>
      <text:p text:style-name="P1"><text:s text:c="12"/>// Read the file</text:p>
      <text:p text:style-name="P1"><text:s text:c="12"/>FileReader fr =</text:p>
      <text:p text:style-name="P1"><text:s text:c="20"/>new FileReader(fileName);</text:p>
      <text:p text:style-name="P1"/>
      <text:p text:style-name="P1"><text:s text:c="12"/>// Wrap FileReader in BufferedReader.</text:p>
      <text:p text:style-name="P1"><text:s text:c="12"/>BufferedReader br =</text:p>
      <text:p text:style-name="P1"><text:s text:c="20"/>new BufferedReader(fr);</text:p>
      <text:p text:style-name="P1"/>
      <text:p text:style-name="P1"><text:s text:c="12"/>// Grab first line ( which should be list of nodes)</text:p>
      <text:p text:style-name="P1"><text:s text:c="12"/>line = br.readLine();</text:p>
      <text:p text:style-name="P1"><text:s text:c="12"/>//System.out.println(line);</text:p>
      <text:p text:style-name="P1"><text:s text:c="12"/>// Strip brackets { }, split into list</text:p>
      <text:p text:style-name="P1"><text:s text:c="12"/>String strippedLine = line.replaceAll("[\\[\\](){}]","");</text:p>
      <text:p text:style-name="P1"><text:s text:c="12"/>String[] nodes = strippedLine.split(",");</text:p>
      <text:p text:style-name="P1"/>
      <text:p text:style-name="P1"><text:s text:c="12"/>//Create the nodes, add to list</text:p>
      <text:p text:style-name="P1"><text:s text:c="12"/>ArrayList&lt;DVNode&gt; nodeList = new ArrayList&lt;DVNode&gt;();</text:p>
      <text:p text:style-name="P1"><text:s text:c="12"/>for (String label: nodes){</text:p>
      <text:p text:style-name="P1"><text:s text:c="16"/>nodeList.add(new DVNode(label));</text:p>
      <text:p text:style-name="P1"><text:s text:c="12"/>}</text:p>
      <text:p text:style-name="P1"/>
      <text:p text:style-name="P1"><text:s text:c="12"/>ArrayList&lt;DVEdge&gt; edgeList = new ArrayList&lt;DVEdge&gt;();</text:p>
      <text:p text:style-name="P1"><text:s text:c="12"/>// Get the edges</text:p>
      <text:p text:style-name="P1"><text:s text:c="12"/>while((line = br.readLine()) != null) {</text:p>
      <text:p text:style-name="P1"><text:s text:c="16"/>// Strip out the brackets, split</text:p>
      <text:p text:style-name="P1"><text:s text:c="16"/>strippedLine = line.replaceAll("[\\[\\](){}]","");</text:p>
      <text:p text:style-name="P1"><text:s text:c="16"/>String[] edge = strippedLine.split(",");</text:p>
      <text:p text:style-name="P1"><text:s text:c="16"/>// Get nodes on the edge</text:p>
      <text:p text:style-name="P1"><text:s text:c="16"/>DVNode a = null;</text:p>
      <text:p text:style-name="P1"><text:s text:c="16"/>DVNode b = null;</text:p>
      <text:p text:style-name="P1"><text:s text:c="16"/>for (DVNode n: nodeList){</text:p>
      <text:p text:style-name="P1"><text:s text:c="20"/>if (n.getLabel().equals(edge[0])){</text:p>
      <text:p text:style-name="P1"><text:s text:c="24"/>a = n;</text:p>
      <text:p text:style-name="P1"><text:s text:c="20"/>}</text:p>
      <text:p text:style-name="P1"><text:s text:c="20"/>else if(n.getLabel().equals(edge[1])){</text:p>
      <text:p text:style-name="P1"><text:s text:c="24"/>b = n;</text:p>
      <text:p text:style-name="P1"><text:s text:c="20"/>}</text:p>
      <text:p text:style-name="P1"><text:s text:c="16"/>}</text:p>
      <text:p text:style-name="P1"><text:s text:c="16"/>if (a == null || b == null) // Could not find nodes in nodelist</text:p>
      <text:p text:style-name="P1"><text:s text:c="20"/>System.out.println("Could not resolve edge between: " + edge[0] + " - " + edge[1]);</text:p>
      <text:p text:style-name="P1"><text:s text:c="16"/>else {</text:p>
      <text:p text:style-name="P1"><text:s text:c="20"/>// Add edge to list of edges</text:p>
      <text:p text:style-name="P1"><text:s text:c="20"/>int cost = Integer.parseInt(edge[2]);</text:p>
      <text:p text:style-name="P1"><text:s text:c="20"/>DVEdge newEdge = new DVEdge(a, b, cost);</text:p>
      <text:p text:style-name="P1"><text:s text:c="20"/>edgeList.add(newEdge);</text:p>
      <text:p text:style-name="P1"><text:s text:c="20"/>//Add node as neighbour to each node</text:p>
      <text:p text:style-name="P1"><text:s text:c="20"/>a.addNeighbour(new DVNeighbour(b, cost));</text:p>
      <text:p text:style-name="P1"><text:s text:c="20"/>b.addNeighbour(new DVNeighbour(a, cost));</text:p>
      <text:p text:style-name="P1"><text:s text:c="16"/>}</text:p>
      <text:p text:style-name="P1"><text:s text:c="12"/>}</text:p>
      <text:p text:style-name="P1"><text:s text:c="12"/>// Create the graph using the node/edge lists</text:p>
      <text:p text:style-name="P1"><text:s text:c="12"/>if (!nodeList.isEmpty() &amp;&amp; !edgeList.isEmpty()) {</text:p>
      <text:p text:style-name="P1"><text:s text:c="16"/>DVGraph routingGraph = new DVGraph(nodeList, edgeList, splitHorizon);</text:p>
      <text:p text:style-name="P1"/>
      <text:p text:style-name="P1"><text:s text:c="16"/>//Operations on the graph</text:p>
      <text:p text:style-name="P1"><text:s text:c="16"/>System.out.println("Graph constructed successfully.");</text:p>
      <text:p text:style-name="P1"><text:soft-page-break/><text:s text:c="16"/>if (splitHorizon){</text:p>
      <text:p text:style-name="P1"><text:s text:c="20"/>System.out.println("Split Horizon: ON");</text:p>
      <text:p text:style-name="P1"><text:s text:c="16"/>}</text:p>
      <text:p text:style-name="P1"><text:s text:c="16"/>System.out.println(routingGraph);</text:p>
      <text:p text:style-name="P1"><text:s text:c="16"/>int counter = 1;</text:p>
      <text:p text:style-name="P1"><text:s text:c="16"/>// If going until stability, loop</text:p>
      <text:p text:style-name="P1"><text:s text:c="16"/>if (stable) {</text:p>
      <text:p text:style-name="P1"><text:s text:c="20"/>while (!routingGraph.isStable()){</text:p>
      <text:p text:style-name="P1"><text:s text:c="24"/>System.out.println("Exchange " + (counter));</text:p>
      <text:p text:style-name="P1"><text:s text:c="24"/>// Check our flags to see if it's time to use them</text:p>
      <text:p text:style-name="P1"><text:s text:c="24"/>if (trace &amp;&amp; counter == noticeExchange){</text:p>
      <text:p text:style-name="P1"><text:s text:c="28"/>System.out.println(routingGraph.findPath(nodeA, nodeB));</text:p>
      <text:p text:style-name="P1"><text:s text:c="24"/>}</text:p>
      <text:p text:style-name="P1"><text:s text:c="24"/>if (fail &amp;&amp; counter == failExchange){</text:p>
      <text:p text:style-name="P1"><text:s text:c="28"/>routingGraph.failLink(failNodeA, failNodeB);</text:p>
      <text:p text:style-name="P1"><text:s text:c="28"/>System.out.println("Failing Link: " + failNodeA + " - " + failNodeB);</text:p>
      <text:p text:style-name="P1"><text:s text:c="24"/>}</text:p>
      <text:p text:style-name="P1"><text:s text:c="24"/>if (change &amp;&amp; counter == changeExchange){</text:p>
      <text:p text:style-name="P1"><text:s text:c="28"/>routingGraph.changeLink(changeNodeA, changeNodeB, changeValue);</text:p>
      <text:p text:style-name="P1"><text:s text:c="28"/>System.out.println("Changing Link: " + changeNodeA + " - " + changeNodeB + ": " + changeValue);</text:p>
      <text:p text:style-name="P1"><text:s text:c="24"/>}</text:p>
      <text:p text:style-name="P1"><text:s text:c="24"/>if (!viewNode .equals("")){</text:p>
      <text:p text:style-name="P1"><text:s text:c="28"/>routingGraph.printRoutingTable(viewNode);</text:p>
      <text:p text:style-name="P1"><text:s text:c="24"/>}</text:p>
      <text:p text:style-name="P1"><text:s text:c="24"/>routingGraph.doExchange();</text:p>
      <text:p text:style-name="P1"><text:s text:c="24"/>routingGraph.stableNode(viewNode);</text:p>
      <text:p text:style-name="P1"><text:s text:c="24"/>routingGraph.checkStability();</text:p>
      <text:p text:style-name="P1"><text:s text:c="24"/>counter++;</text:p>
      <text:p text:style-name="P1"><text:s text:c="20"/>}</text:p>
      <text:p text:style-name="P1"><text:s text:c="20"/>System.out.println("Stability achieved");</text:p>
      <text:p text:style-name="P1"><text:s text:c="16"/>}</text:p>
      <text:p text:style-name="P1"><text:s text:c="16"/>// Else exchange selected number of times</text:p>
      <text:p text:style-name="P1"><text:s text:c="16"/>else {</text:p>
      <text:p text:style-name="P1"><text:s text:c="20"/>for (int j = 0; j &lt; exchanges; j++){</text:p>
      <text:p text:style-name="P1"><text:s text:c="24"/>System.out.println("Exchange " + (counter));</text:p>
      <text:p text:style-name="P1"><text:s text:c="24"/>// check flags</text:p>
      <text:p text:style-name="P1"><text:s text:c="24"/>if (trace &amp;&amp; counter == noticeExchange){</text:p>
      <text:p text:style-name="P1"><text:s text:c="28"/>System.out.println(routingGraph.findPath(nodeA, nodeB));</text:p>
      <text:p text:style-name="P1"><text:s text:c="24"/>}</text:p>
      <text:p text:style-name="P1"><text:s text:c="24"/>if (fail &amp;&amp; counter == failExchange){</text:p>
      <text:p text:style-name="P1"><text:s text:c="28"/>System.out.println("Failing Link: " + failNodeA + " - " + failNodeB);</text:p>
      <text:p text:style-name="P1"><text:s text:c="28"/>routingGraph.failLink(failNodeA, failNodeB);</text:p>
      <text:p text:style-name="P1"><text:s text:c="24"/>}</text:p>
      <text:p text:style-name="P1"><text:s text:c="24"/>if (change &amp;&amp; counter == changeExchange){</text:p>
      <text:p text:style-name="P1"><text:s text:c="28"/>routingGraph.changeLink(changeNodeA, changeNodeB, changeValue);</text:p>
      <text:p text:style-name="P1"><text:s text:c="28"/>System.out.println("Changing Link: " + changeNodeA + " - " + changeNodeB + ": " + changeValue);</text:p>
      <text:p text:style-name="P1"><text:s text:c="24"/>}</text:p>
      <text:p text:style-name="P1"><text:s text:c="24"/>if (!viewNode .equals("")){</text:p>
      <text:p text:style-name="P1"><text:s text:c="28"/>routingGraph.printRoutingTable(viewNode);</text:p>
      <text:p text:style-name="P1"><text:s text:c="24"/>}</text:p>
      <text:p text:style-name="P1"><text:s text:c="24"/>routingGraph.doExchange();</text:p>
      <text:p text:style-name="P1"><text:s text:c="24"/>counter++;</text:p>
      <text:p text:style-name="P1"><text:s text:c="20"/>}</text:p>
      <text:p text:style-name="P1"><text:s text:c="16"/>}</text:p>
      <text:p text:style-name="P1"/>
      <text:p text:style-name="P1"/>
      <text:p text:style-name="P1"><text:soft-page-break/><text:s text:c="16"/>br.close();</text:p>
      <text:p text:style-name="P1"><text:s text:c="12"/>}</text:p>
      <text:p text:style-name="P1"><text:s text:c="12"/>// We couldn't make the graph</text:p>
      <text:p text:style-name="P1"><text:s text:c="12"/>else {</text:p>
      <text:p text:style-name="P1"><text:s text:c="16"/>System.out.println("Not enough information to construct graph.");</text:p>
      <text:p text:style-name="P1"><text:s text:c="12"/>}</text:p>
      <text:p text:style-name="P1"><text:s text:c="8"/>}</text:p>
      <text:p text:style-name="P1"><text:s text:c="8"/>// Catch exceptions</text:p>
      <text:p text:style-name="P1"><text:s text:c="8"/>catch(FileNotFoundException ex) {</text:p>
      <text:p text:style-name="P1"><text:s text:c="12"/>System.out.println("Unable to open file '" + fileName + "'");</text:p>
      <text:p text:style-name="P1"><text:s text:c="8"/>}</text:p>
      <text:p text:style-name="P1"><text:s text:c="8"/>catch(IOException ex) {</text:p>
      <text:p text:style-name="P1"><text:s text:c="12"/>System.out.println(</text:p>
      <text:p text:style-name="P1"><text:s text:c="20"/>"Error reading file '"</text:p>
      <text:p text:style-name="P1"><text:s text:c="28"/>+ fileName + "'");</text:p>
      <text:p text:style-name="P1"><text:s text:c="8"/>}</text:p>
      <text:p text:style-name="P1"><text:s text:c="4"/>}</text:p>
      <text:p text:style-name="P1"/>
      <text:p text:style-name="P1">}</text:p>
      <text:p text:style-name="P1"/>
      <text:p text:style-name="P8">DVGraph.java</text:p>
      <text:p text:style-name="P7"/>
      <text:p text:style-name="P9">import java.util.ArrayList;</text:p>
      <text:p text:style-name="P9">import java.util.HashMap;</text:p>
      <text:p text:style-name="P9">import java.util.LinkedList;</text:p>
      <text:p text:style-name="P9"/>
      <text:p text:style-name="P9">/**</text:p>
      <text:p text:style-name="P9"><text:s/>* Undirected graph representing a simple network</text:p>
      <text:p text:style-name="P9"><text:s/>*/</text:p>
      <text:p text:style-name="P9">public class DVGraph {</text:p>
      <text:p text:style-name="P9"/>
      <text:p text:style-name="P9"><text:s text:c="4"/>private HashMap&lt;String, DVNode&gt; nodes;</text:p>
      <text:p text:style-name="P9"><text:s text:c="4"/>private ArrayList&lt;DVEdge&gt; edges;</text:p>
      <text:p text:style-name="P9"><text:s text:c="4"/>private boolean stable;</text:p>
      <text:p text:style-name="P9"><text:s text:c="4"/>private boolean split;</text:p>
      <text:p text:style-name="P9"/>
      <text:p text:style-name="P9"><text:s text:c="4"/>public DVGraph(ArrayList&lt;DVNode&gt; nodeList, ArrayList&lt;DVEdge&gt; edgeList, boolean splitH) {</text:p>
      <text:p text:style-name="P9"><text:s text:c="8"/>edges = edgeList;</text:p>
      <text:p text:style-name="P9"><text:s text:c="8"/>// Put nodes in list into hashmap with label key</text:p>
      <text:p text:style-name="P9"><text:s text:c="8"/>nodes = new HashMap&lt;String, DVNode&gt;();</text:p>
      <text:p text:style-name="P9"><text:s text:c="8"/>for (DVNode n : nodeList){</text:p>
      <text:p text:style-name="P9"><text:s text:c="12"/>nodes.put(n.getLabel(), n);</text:p>
      <text:p text:style-name="P9"><text:s text:c="8"/>}</text:p>
      <text:p text:style-name="P9"><text:s text:c="8"/>stable = false;</text:p>
      <text:p text:style-name="P9"><text:s text:c="8"/>split = splitH;</text:p>
      <text:p text:style-name="P9"><text:s text:c="4"/>}</text:p>
      <text:p text:style-name="P9"/>
      <text:p text:style-name="P9"><text:s text:c="4"/>public boolean isStable() {</text:p>
      <text:p text:style-name="P9"><text:s text:c="8"/>return stable;</text:p>
      <text:p text:style-name="P9"><text:s text:c="4"/>}</text:p>
      <text:p text:style-name="P9"/>
      <text:p text:style-name="P9"><text:s text:c="4"/>public void setStable(boolean stable) {</text:p>
      <text:p text:style-name="P9"><text:s text:c="8"/>this.stable = stable;</text:p>
      <text:p text:style-name="P9"><text:s text:c="4"/>}</text:p>
      <text:p text:style-name="P9"/>
      <text:p text:style-name="P9"><text:s text:c="4"/>public boolean isSplit() {</text:p>
      <text:p text:style-name="P9"><text:s text:c="8"/>return stable;</text:p>
      <text:p text:style-name="P9"><text:s text:c="4"/>}</text:p>
      <text:p text:style-name="P9"/>
      <text:p text:style-name="P9"><text:s text:c="4"/>public void setSplit(boolean split) {</text:p>
      <text:p text:style-name="P9"><text:s text:c="8"/>this.split = split;</text:p>
      <text:p text:style-name="P9"><text:soft-page-break/><text:s text:c="4"/>}</text:p>
      <text:p text:style-name="P9"/>
      <text:p text:style-name="P9"><text:s text:c="4"/>// Check if all nodes in the graph are stable</text:p>
      <text:p text:style-name="P9"><text:s text:c="4"/>public void checkStability(){</text:p>
      <text:p text:style-name="P9"><text:s text:c="8"/>for (String k: nodes.keySet()){</text:p>
      <text:p text:style-name="P9"><text:s text:c="12"/>if (nodes.get(k).isStable()){</text:p>
      <text:p text:style-name="P9"><text:s text:c="16"/>setStable(true);</text:p>
      <text:p text:style-name="P9"><text:s text:c="12"/>}</text:p>
      <text:p text:style-name="P9"><text:s text:c="12"/>else {</text:p>
      <text:p text:style-name="P9"><text:s text:c="16"/>setStable(false)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public void doExchange(){</text:p>
      <text:p text:style-name="P9"><text:s text:c="8"/>// Get all nodes to send vectors to direct neighbours</text:p>
      <text:p text:style-name="P9"><text:s text:c="8"/>for (String key : nodes.keySet()){</text:p>
      <text:p text:style-name="P9"><text:s text:c="12"/>nodes.get(key).sendVectors(split);</text:p>
      <text:p text:style-name="P9"><text:s text:c="8"/>}</text:p>
      <text:p text:style-name="P9"><text:s text:c="8"/>// Get nodes to update costs</text:p>
      <text:p text:style-name="P9"><text:s text:c="8"/>for (String key : nodes.keySet()){</text:p>
      <text:p text:style-name="P9"><text:s text:c="12"/>nodes.get(key).calculateVectors();</text:p>
      <text:p text:style-name="P9"><text:s text:c="8"/>}</text:p>
      <text:p text:style-name="P9"><text:s text:c="4"/>}</text:p>
      <text:p text:style-name="P9"/>
      <text:p text:style-name="P9"><text:s text:c="4"/>public void printNodes(){</text:p>
      <text:p text:style-name="P9"><text:s text:c="8"/>for (String key : nodes.keySet()){</text:p>
      <text:p text:style-name="P9"><text:s text:c="12"/>System.out.println(key);</text:p>
      <text:p text:style-name="P9"><text:s text:c="8"/>}</text:p>
      <text:p text:style-name="P9"><text:s text:c="4"/>}</text:p>
      <text:p text:style-name="P9"/>
      <text:p text:style-name="P9"><text:s text:c="4"/>public void printNeighbours(){</text:p>
      <text:p text:style-name="P9"><text:s text:c="8"/>for (String key : nodes.keySet()){</text:p>
      <text:p text:style-name="P9"><text:s text:c="12"/>nodes.get(key).printNeighbours();</text:p>
      <text:p text:style-name="P9"><text:s text:c="8"/>}</text:p>
      <text:p text:style-name="P9"><text:s text:c="4"/>}</text:p>
      <text:p text:style-name="P9"/>
      <text:p text:style-name="P9"><text:s text:c="4"/>// Print a node's routing table</text:p>
      <text:p text:style-name="P9"><text:s text:c="4"/>public void printRoutingTable(String s){</text:p>
      <text:p text:style-name="P9"><text:s text:c="8"/>DVNode n = nodes.get(s);</text:p>
      <text:p text:style-name="P9"><text:s text:c="8"/>System.out.println(n.getRt().toString());</text:p>
      <text:p text:style-name="P9"><text:s text:c="4"/>}</text:p>
      <text:p text:style-name="P9"/>
      <text:p text:style-name="P9"><text:s text:c="4"/>public void failLink(String a, String b){</text:p>
      <text:p text:style-name="P9"><text:tab/> <text:s text:c="2"/>// Get the nodes</text:p>
      <text:p text:style-name="P9"><text:s text:c="8"/>DVNode nodeA = nodes.get(a);</text:p>
      <text:p text:style-name="P9"><text:s text:c="8"/>DVNode nodeB = nodes.get(b);</text:p>
      <text:p text:style-name="P9"><text:s text:c="8"/>DVNeighbour failedNode = null;</text:p>
      <text:p text:style-name="P9"><text:s text:c="8"/>// find the neighbour in each list and delete it</text:p>
      <text:p text:style-name="P9"><text:s text:c="8"/>for (DVNeighbour n : nodeA.getNeighbours()){</text:p>
      <text:p text:style-name="P9"><text:s text:c="12"/>if (n.getNeighbour().equals(nodeB)){</text:p>
      <text:p text:style-name="P9"><text:s text:c="16"/>failedNode = n;</text:p>
      <text:p text:style-name="P9"><text:s text:c="12"/>}</text:p>
      <text:p text:style-name="P9"><text:s text:c="8"/>}</text:p>
      <text:p text:style-name="P9"><text:s text:c="8"/>nodeA.removeNeighbour(failedNode);</text:p>
      <text:p text:style-name="P9"><text:s text:c="8"/>// Also remove it from the routing table;</text:p>
      <text:p text:style-name="P9"><text:s text:c="8"/>nodeA.getRt().changeRow(failedNode.getNeighbour());</text:p>
      <text:p text:style-name="P9"><text:s text:c="8"/>// Do the same with the other side of the link</text:p>
      <text:p text:style-name="P9"><text:s text:c="8"/>for (DVNeighbour n : nodeB.getNeighbours()){</text:p>
      <text:p text:style-name="P9"><text:s text:c="12"/>if (n.getNeighbour().equals(nodeA)){</text:p>
      <text:p text:style-name="P9"><text:s text:c="16"/>failedNode = n;</text:p>
      <text:p text:style-name="P9"><text:s text:c="12"/>}</text:p>
      <text:p text:style-name="P9"><text:s text:c="8"/>}</text:p>
      <text:p text:style-name="P9"><text:s text:c="8"/>nodeB.removeNeighbour(failedNode);</text:p>
      <text:p text:style-name="P9"><text:soft-page-break/><text:s text:c="8"/>nodeB.getRt().changeRow(failedNode.getNeighbour());</text:p>
      <text:p text:style-name="P9"><text:s text:c="4"/>}</text:p>
      <text:p text:style-name="P9"/>
      <text:p text:style-name="P9"><text:s text:c="4"/>public void changeLink(String a, String b, int c){</text:p>
      <text:p text:style-name="P9"><text:s text:c="8"/>DVNode nodeA = nodes.get(a);</text:p>
      <text:p text:style-name="P9"><text:s text:c="8"/>DVNode nodeB = nodes.get(b);</text:p>
      <text:p text:style-name="P9"><text:s text:c="8"/>DVNeighbour changedNode = null;</text:p>
      <text:p text:style-name="P9"><text:s text:c="8"/>// find the neighbour in each list and change the cost</text:p>
      <text:p text:style-name="P9"><text:s text:c="8"/>for (DVNeighbour n : nodeA.getNeighbours()){</text:p>
      <text:p text:style-name="P9"><text:s text:c="12"/>if (n.getNeighbour().equals(nodeB)){</text:p>
      <text:p text:style-name="P9"><text:s text:c="16"/>n.setCost(c);</text:p>
      <text:p text:style-name="P9"><text:s text:c="12"/>}</text:p>
      <text:p text:style-name="P9"><text:s text:c="8"/>}</text:p>
      <text:p text:style-name="P9"><text:s text:c="8"/>// Do the same with the other side of the link</text:p>
      <text:p text:style-name="P9"><text:s text:c="8"/>for (DVNeighbour n : nodeB.getNeighbours()){</text:p>
      <text:p text:style-name="P9"><text:s text:c="12"/>if (n.getNeighbour().equals(nodeA)){</text:p>
      <text:p text:style-name="P9"><text:s text:c="16"/>n.setCost(c)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public String findPath(String a, String b){</text:p>
      <text:p text:style-name="P9"><text:s text:c="8"/>// get the nodes we need from the node list</text:p>
      <text:p text:style-name="P9"><text:s text:c="8"/>DVNode nodeA = nodes.get(a);</text:p>
      <text:p text:style-name="P9"><text:s text:c="8"/>DVNode nodeB = nodes.get(b);</text:p>
      <text:p text:style-name="P9"><text:s text:c="8"/>boolean found = false;</text:p>
      <text:p text:style-name="P9"><text:s text:c="8"/>DVNode currentNode = null;</text:p>
      <text:p text:style-name="P9"><text:s text:c="8"/>// List to store the path we create</text:p>
      <text:p text:style-name="P9"><text:s text:c="8"/>LinkedList&lt;DVNode&gt; nodePath = new LinkedList&lt;DVNode&gt;();</text:p>
      <text:p text:style-name="P9"><text:s text:c="8"/>nodePath.add(nodeA);</text:p>
      <text:p text:style-name="P9"><text:s text:c="8"/>currentNode = nodeA.getNextLink(nodeB);</text:p>
      <text:p text:style-name="P9"><text:s text:c="8"/>// Check if a link to the node exists in the table</text:p>
      <text:p text:style-name="P9"><text:s text:c="8"/>if (currentNode == null){</text:p>
      <text:p text:style-name="P9"><text:s text:c="12"/>return "No link between " + nodeA.getLabel() + " and " + nodeB.getLabel();</text:p>
      <text:p text:style-name="P9"><text:s text:c="8"/>}</text:p>
      <text:p text:style-name="P9"><text:s text:c="8"/>else {</text:p>
      <text:p text:style-name="P9"><text:s text:c="12"/>// There is a link, loop until we reach it and push the path into the list</text:p>
      <text:p text:style-name="P9"><text:s text:c="12"/>while (!found){</text:p>
      <text:p text:style-name="P9"><text:s text:c="16"/>nodePath.add(currentNode);</text:p>
      <text:p text:style-name="P9"><text:s text:c="16"/>if (currentNode.equals(nodeB)){</text:p>
      <text:p text:style-name="P9"><text:s text:c="20"/>found = true;</text:p>
      <text:p text:style-name="P9"><text:s text:c="16"/>}</text:p>
      <text:p text:style-name="P9"><text:s text:c="16"/>currentNode = currentNode.getNextLink(nodeB);</text:p>
      <text:p text:style-name="P9"><text:s text:c="12"/>}</text:p>
      <text:p text:style-name="P9"><text:s text:c="8"/>}</text:p>
      <text:p text:style-name="P9"><text:s text:c="8"/>// Print out the path to a buffer, and return it</text:p>
      <text:p text:style-name="P9"><text:s text:c="8"/>StringBuffer sb = new StringBuffer();</text:p>
      <text:p text:style-name="P9"><text:s text:c="8"/>sb.append("Path from " + nodeA.getLabel() + " to " + nodeB.getLabel() + "\n");</text:p>
      <text:p text:style-name="P9"><text:s text:c="8"/>for (DVNode n : nodePath){</text:p>
      <text:p text:style-name="P9"><text:s text:c="12"/>if (n.equals(nodeB)){</text:p>
      <text:p text:style-name="P9"><text:s text:c="16"/>sb.append(n.getLabel());</text:p>
      <text:p text:style-name="P9"><text:s text:c="12"/>}</text:p>
      <text:p text:style-name="P9"><text:s text:c="12"/>else {</text:p>
      <text:p text:style-name="P9"><text:s text:c="16"/>sb.append(n.getLabel() + " =&gt; ");</text:p>
      <text:p text:style-name="P9"><text:s text:c="12"/>}</text:p>
      <text:p text:style-name="P9"><text:s text:c="8"/>}</text:p>
      <text:p text:style-name="P9"><text:s text:c="8"/>return sb.toString();</text:p>
      <text:p text:style-name="P9"><text:s text:c="4"/>}</text:p>
      <text:p text:style-name="P9"/>
      <text:p text:style-name="P9"><text:s text:c="4"/>// Print all nodes and edges in graph</text:p>
      <text:p text:style-name="P9"><text:s text:c="4"/>@Override</text:p>
      <text:p text:style-name="P9"><text:soft-page-break/><text:s text:c="4"/>public String toString() {</text:p>
      <text:p text:style-name="P9"><text:s text:c="8"/>StringBuffer sb = new StringBuffer();</text:p>
      <text:p text:style-name="P9"><text:s text:c="8"/>sb.append("Distance Vector Routing Graph\n");</text:p>
      <text:p text:style-name="P9"><text:s text:c="8"/>sb.append("Nodes:\n");</text:p>
      <text:p text:style-name="P9"><text:s text:c="8"/>for (String key : nodes.keySet()){</text:p>
      <text:p text:style-name="P9"><text:s text:c="12"/>sb.append(nodes.get(key).toString() + "\n");</text:p>
      <text:p text:style-name="P9"><text:s text:c="8"/>}</text:p>
      <text:p text:style-name="P9"><text:s text:c="8"/>sb.append("Edges:\n");</text:p>
      <text:p text:style-name="P9"><text:s text:c="8"/>for (DVEdge e : edges){</text:p>
      <text:p text:style-name="P9"><text:s text:c="12"/>sb.append(e.toString() + "\n");</text:p>
      <text:p text:style-name="P9"><text:s text:c="8"/>}</text:p>
      <text:p text:style-name="P9"><text:s text:c="8"/>sb.append("END\n");</text:p>
      <text:p text:style-name="P9"><text:s text:c="8"/>return sb.toString();</text:p>
      <text:p text:style-name="P9"><text:s text:c="4"/>}</text:p>
      <text:p text:style-name="P9">}</text:p>
      <text:p text:style-name="P9"/>
      <text:p text:style-name="P15">DVEdge.java</text:p>
      <text:p text:style-name="P9"/>
      <text:p text:style-name="P9">/**</text:p>
      <text:p text:style-name="P9"><text:s/>* Distance Vector Routing edge connecting two DV Nodes with a weight</text:p>
      <text:p text:style-name="P9"><text:s/>*/</text:p>
      <text:p text:style-name="P9">public class DVEdge {</text:p>
      <text:p text:style-name="P9"/>
      <text:p text:style-name="P9"><text:s text:c="4"/>private DVNode a;</text:p>
      <text:p text:style-name="P9"><text:s text:c="4"/>private DVNode b;</text:p>
      <text:p text:style-name="P9"><text:s text:c="4"/>private int weight;</text:p>
      <text:p text:style-name="P9"/>
      <text:p text:style-name="P9"><text:s text:c="4"/>public DVEdge(DVNode a, DVNode b, int weight){</text:p>
      <text:p text:style-name="P9"><text:s text:c="8"/>this.a = a;</text:p>
      <text:p text:style-name="P9"><text:s text:c="8"/>this.b = b;</text:p>
      <text:p text:style-name="P9"><text:s text:c="8"/>this.weight = weight;</text:p>
      <text:p text:style-name="P9"><text:s text:c="4"/>}</text:p>
      <text:p text:style-name="P9"/>
      <text:p text:style-name="P9"><text:s text:c="4"/>public DVNode getA() {</text:p>
      <text:p text:style-name="P9"><text:s text:c="8"/>return a;</text:p>
      <text:p text:style-name="P9"><text:s text:c="4"/>}</text:p>
      <text:p text:style-name="P9"/>
      <text:p text:style-name="P9"><text:s text:c="4"/>public void setA(DVNode a) {</text:p>
      <text:p text:style-name="P9"><text:s text:c="8"/>this.a = a;</text:p>
      <text:p text:style-name="P9"><text:s text:c="4"/>}</text:p>
      <text:p text:style-name="P9"/>
      <text:p text:style-name="P9"><text:s text:c="4"/>public DVNode getB() {</text:p>
      <text:p text:style-name="P9"><text:s text:c="8"/>return b;</text:p>
      <text:p text:style-name="P9"><text:s text:c="4"/>}</text:p>
      <text:p text:style-name="P9"/>
      <text:p text:style-name="P9"><text:s text:c="4"/>public void setB(DVNode b) {</text:p>
      <text:p text:style-name="P9"><text:s text:c="8"/>this.b = b;</text:p>
      <text:p text:style-name="P9"><text:s text:c="4"/>}</text:p>
      <text:p text:style-name="P9"/>
      <text:p text:style-name="P9"><text:s text:c="4"/>public int getWeight() {</text:p>
      <text:p text:style-name="P9"><text:s text:c="8"/>return weight;</text:p>
      <text:p text:style-name="P9"><text:s text:c="4"/>}</text:p>
      <text:p text:style-name="P9"/>
      <text:p text:style-name="P9"><text:s text:c="4"/>public void setWeight(int weight) {</text:p>
      <text:p text:style-name="P9"><text:s text:c="8"/>this.weight = weight;</text:p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return "Edge{" +</text:p>
      <text:p text:style-name="P9"><text:s text:c="16"/>"a=" + a +</text:p>
      <text:p text:style-name="P9"><text:s text:c="16"/>", b=" + b +</text:p>
      <text:p text:style-name="P9"><text:s text:c="16"/>", weight=" + weight +</text:p>
      <text:p text:style-name="P9"><text:soft-page-break/><text:s text:c="16"/>'}';</text:p>
      <text:p text:style-name="P9"><text:s text:c="4"/>}</text:p>
      <text:p text:style-name="P9">}</text:p>
      <text:p text:style-name="P9"/>
      <text:p text:style-name="P15">DVNode.java</text:p>
      <text:p text:style-name="P12"/>
      <text:p text:style-name="P9">import java.util.*;</text:p>
      <text:p text:style-name="P9"/>
      <text:p text:style-name="P9">/**</text:p>
      <text:p text:style-name="P9"><text:s/>* Simple Distance Vector Routing Node object</text:p>
      <text:p text:style-name="P9"><text:s/>*/</text:p>
      <text:p text:style-name="P9">public class DVNode {</text:p>
      <text:p text:style-name="P9"/>
      <text:p text:style-name="P9"><text:s text:c="4"/>private String label;</text:p>
      <text:p text:style-name="P9"><text:s text:c="4"/>private RoutingTable rt;</text:p>
      <text:p text:style-name="P9"><text:s text:c="4"/>private ArrayList&lt;DVNeighbour&gt; neighbours;</text:p>
      <text:p text:style-name="P9"><text:s text:c="4"/>private ArrayList&lt;CVector&gt; recievedVectors;</text:p>
      <text:p text:style-name="P9"><text:s text:c="4"/>private boolean stable;</text:p>
      <text:p text:style-name="P9"/>
      <text:p text:style-name="P9"><text:s text:c="4"/>public DVNode(String label){</text:p>
      <text:p text:style-name="P9"><text:s text:c="8"/>this.label = label;</text:p>
      <text:p text:style-name="P9"><text:s text:c="8"/>this.rt = new RoutingTable(this);</text:p>
      <text:p text:style-name="P9"><text:s text:c="8"/>neighbours = new ArrayList&lt;DVNeighbour&gt;();</text:p>
      <text:p text:style-name="P9"><text:s text:c="8"/>recievedVectors = new ArrayList&lt;CVector&gt;();</text:p>
      <text:p text:style-name="P9"><text:s text:c="4"/>}</text:p>
      <text:p text:style-name="P9"/>
      <text:p text:style-name="P9"><text:s text:c="4"/>public String getLabel() { return label; }</text:p>
      <text:p text:style-name="P9"/>
      <text:p text:style-name="P9"><text:s text:c="4"/>public void setLabel(String label) {</text:p>
      <text:p text:style-name="P9"><text:s text:c="8"/>this.label = label;</text:p>
      <text:p text:style-name="P9"><text:s text:c="4"/>}</text:p>
      <text:p text:style-name="P9"/>
      <text:p text:style-name="P9"><text:s text:c="4"/>public RoutingTable getRt() { return rt; }</text:p>
      <text:p text:style-name="P9"/>
      <text:p text:style-name="P9"><text:s text:c="4"/>public boolean isStable() {</text:p>
      <text:p text:style-name="P9"><text:s text:c="8"/>return stable;</text:p>
      <text:p text:style-name="P9"><text:s text:c="4"/>}</text:p>
      <text:p text:style-name="P9"/>
      <text:p text:style-name="P9"><text:s text:c="4"/>public void setStable(boolean stable) {</text:p>
      <text:p text:style-name="P9"><text:s text:c="8"/>this.stable = stable;</text:p>
      <text:p text:style-name="P9"><text:s text:c="4"/>}</text:p>
      <text:p text:style-name="P9"><text:tab/></text:p>
      <text:p text:style-name="P9"><text:s text:c="4"/>public ArrayList&lt;DVNeighbour&gt; getNeighbours(){</text:p>
      <text:p text:style-name="P9"><text:tab/><text:tab/>return neighbours;</text:p>
      <text:p text:style-name="P9"><text:s text:c="4"/>}</text:p>
      <text:p text:style-name="P9"/>
      <text:p text:style-name="P9"><text:s text:c="4"/>public void addNeighbour(DVNeighbour n){</text:p>
      <text:p text:style-name="P9"><text:s text:c="8"/>// Check if neighbour already exists</text:p>
      <text:p text:style-name="P9"><text:s text:c="8"/>if (!neighbours.contains(n)){</text:p>
      <text:p text:style-name="P9"><text:s text:c="12"/>neighbours.add(n);</text:p>
      <text:p text:style-name="P9"><text:s text:c="8"/>}</text:p>
      <text:p text:style-name="P9"><text:s text:c="4"/>}</text:p>
      <text:p text:style-name="P9"/>
      <text:p text:style-name="P9"><text:s text:c="4"/>public void removeNeighbour(DVNeighbour n){</text:p>
      <text:p text:style-name="P9"><text:s text:c="8"/>// Check if neighbour exists</text:p>
      <text:p text:style-name="P9"><text:s text:c="8"/>if (neighbours.contains(n)){</text:p>
      <text:p text:style-name="P9"><text:s text:c="12"/>neighbours.remove(n);</text:p>
      <text:p text:style-name="P9"><text:s text:c="8"/>}</text:p>
      <text:p text:style-name="P9"><text:s text:c="4"/>}</text:p>
      <text:p text:style-name="P9"/>
      <text:p text:style-name="P9"><text:s text:c="4"/>public void printNeighbours(){</text:p>
      <text:p text:style-name="P9"><text:s text:c="8"/>System.out.println(this.getLabel());</text:p>
      <text:p text:style-name="P9"><text:s text:c="8"/>for (DVNeighbour n : neighbours){</text:p>
      <text:p text:style-name="P9"><text:soft-page-break/><text:s text:c="12"/>System.out.println(n);</text:p>
      <text:p text:style-name="P9"><text:s text:c="8"/>}</text:p>
      <text:p text:style-name="P9"><text:s text:c="4"/>}</text:p>
      <text:p text:style-name="P9"/>
      <text:p text:style-name="P9"><text:s text:c="4"/>// Get a vector and add it to list of recieved vectors</text:p>
      <text:p text:style-name="P9"><text:s text:c="4"/>public void recieveVector(CVector vector){</text:p>
      <text:p text:style-name="P9"><text:s text:c="8"/>recievedVectors.add(vector);</text:p>
      <text:p text:style-name="P9"><text:s text:c="4"/>}</text:p>
      <text:p text:style-name="P9"/>
      <text:p text:style-name="P9"><text:s text:c="4"/>public void sendVectors(boolean split){</text:p>
      <text:p text:style-name="P9"><text:s text:c="8"/>// Send routing table vector to all neighbours</text:p>
      <text:p text:style-name="P9"><text:s text:c="8"/>// NOTE: Add split horizon here</text:p>
      <text:p text:style-name="P9"><text:s text:c="8"/>for (DVNeighbour n : neighbours){</text:p>
      <text:p text:style-name="P9"><text:s text:c="12"/>n.recieveVector(rt.getVector(n, split));</text:p>
      <text:p text:style-name="P9"><text:s text:c="8"/>}</text:p>
      <text:p text:style-name="P9"><text:s text:c="4"/>}</text:p>
      <text:p text:style-name="P9"/>
      <text:p text:style-name="P9"><text:s text:c="4"/>public void calculateVectors(){</text:p>
      <text:p text:style-name="P9"><text:s text:c="8"/>// Give routing table neighbour vectors and calculate new costs</text:p>
      <text:p text:style-name="P9"><text:s text:c="8"/>rt.calculateNewCosts(recievedVectors, neighbours);</text:p>
      <text:p text:style-name="P9"><text:s text:c="8"/>recievedVectors.clear();</text:p>
      <text:p text:style-name="P9"><text:s text:c="4"/>}</text:p>
      <text:p text:style-name="P9"/>
      <text:p text:style-name="P9"><text:s text:c="4"/>public DVNode getNextLink(DVNode n){</text:p>
      <text:p text:style-name="P9"><text:s text:c="8"/>// Get next link from routing table;</text:p>
      <text:p text:style-name="P9"><text:s text:c="8"/>return rt.getNextLink(n);</text:p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return "Node {'" +</text:p>
      <text:p text:style-name="P9"><text:s text:c="16"/>label + '\'' +</text:p>
      <text:p text:style-name="P9"><text:s text:c="16"/>'}';</text:p>
      <text:p text:style-name="P9"><text:s text:c="4"/>}</text:p>
      <text:p text:style-name="P9">}</text:p>
      <text:p text:style-name="P9"/>
      <text:p text:style-name="P15"><text:bookmark-start text:name="__DdeLink__619_1509868019"/>DVNeighbour.java<text:bookmark-end text:name="__DdeLink__619_1509868019"/></text:p>
      <text:p text:style-name="P9"/>
      <text:p text:style-name="P9">/**</text:p>
      <text:p text:style-name="P9"><text:s/>* Data class to store direct neighbour links and their cost</text:p>
      <text:p text:style-name="P9"><text:s/>*/</text:p>
      <text:p text:style-name="P9">public class DVNeighbour {</text:p>
      <text:p text:style-name="P9"/>
      <text:p text:style-name="P9"><text:s text:c="4"/>private DVNode neighbour;</text:p>
      <text:p text:style-name="P9"><text:s text:c="4"/>private int cost;</text:p>
      <text:p text:style-name="P9"/>
      <text:p text:style-name="P9"><text:s text:c="4"/>public DVNeighbour(DVNode n, int c){</text:p>
      <text:p text:style-name="P9"><text:s text:c="8"/>neighbour = n;</text:p>
      <text:p text:style-name="P9"><text:s text:c="8"/>cost = c;</text:p>
      <text:p text:style-name="P9"><text:s text:c="4"/>}</text:p>
      <text:p text:style-name="P9"/>
      <text:p text:style-name="P9"><text:s text:c="4"/>public DVNode getNeighbour() {</text:p>
      <text:p text:style-name="P9"><text:s text:c="8"/>return neighbour;</text:p>
      <text:p text:style-name="P9"><text:s text:c="4"/>}</text:p>
      <text:p text:style-name="P9"/>
      <text:p text:style-name="P9"><text:s text:c="4"/>public void setNeighbour(DVNode neighbour) {</text:p>
      <text:p text:style-name="P9"><text:s text:c="8"/>this.neighbour = neighbour;</text:p>
      <text:p text:style-name="P9"><text:s text:c="4"/>}</text:p>
      <text:p text:style-name="P9"/>
      <text:p text:style-name="P9"><text:s text:c="4"/>public int getCost() {</text:p>
      <text:p text:style-name="P9"><text:s text:c="8"/>return cost;</text:p>
      <text:p text:style-name="P9"><text:s text:c="4"/>}</text:p>
      <text:p text:style-name="P9"/>
      <text:p text:style-name="P9"><text:soft-page-break/><text:s text:c="4"/>public void setCost(int cost) {</text:p>
      <text:p text:style-name="P9"><text:s text:c="8"/>this.cost = cost;</text:p>
      <text:p text:style-name="P9"><text:s text:c="4"/>}</text:p>
      <text:p text:style-name="P9"/>
      <text:p text:style-name="P9"><text:s text:c="4"/>public void recieveVector(CVector c){</text:p>
      <text:p text:style-name="P9"><text:s text:c="8"/>neighbour.recieveVector(c);</text:p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return "Neighbour{" +</text:p>
      <text:p text:style-name="P9"><text:s text:c="16"/>"neighbour=" + neighbour.getLabel() +</text:p>
      <text:p text:style-name="P9"><text:s text:c="16"/>", cost=" + cost +</text:p>
      <text:p text:style-name="P9"><text:s text:c="16"/>'}';</text:p>
      <text:p text:style-name="P9"><text:s text:c="4"/>}</text:p>
      <text:p text:style-name="P9">}</text:p>
      <text:p text:style-name="P9"/>
      <text:p text:style-name="P16">CVector.java</text:p>
      <text:p text:style-name="P13"/>
      <text:p text:style-name="P10">import java.util.ArrayList;</text:p>
      <text:p text:style-name="P10">import java.util.HashMap;</text:p>
      <text:p text:style-name="P10"/>
      <text:p text:style-name="P10">/**</text:p>
      <text:p text:style-name="P10"><text:s/>* Vector class to store costs data and reference node</text:p>
      <text:p text:style-name="P10"><text:s/>*/</text:p>
      <text:p text:style-name="P10">public class CVector {</text:p>
      <text:p text:style-name="P10"/>
      <text:p text:style-name="P10"><text:s text:c="4"/>private DVNode node;</text:p>
      <text:p text:style-name="P10"><text:s text:c="4"/>private HashMap&lt;DVNode, Integer&gt; vector;</text:p>
      <text:p text:style-name="P10"/>
      <text:p text:style-name="P10"><text:s text:c="4"/>public CVector(DVNode n){</text:p>
      <text:p text:style-name="P10"><text:s text:c="8"/>node = n;</text:p>
      <text:p text:style-name="P10"><text:s text:c="8"/>vector = new HashMap&lt;DVNode, Integer&gt;();</text:p>
      <text:p text:style-name="P10"><text:s text:c="4"/>}</text:p>
      <text:p text:style-name="P10"/>
      <text:p text:style-name="P10"><text:s text:c="4"/>public DVNode getNode() {</text:p>
      <text:p text:style-name="P10"><text:s text:c="8"/>return node;</text:p>
      <text:p text:style-name="P10"><text:s text:c="4"/>}</text:p>
      <text:p text:style-name="P10"/>
      <text:p text:style-name="P10"><text:s text:c="4"/>public void setNode(DVNode node) {</text:p>
      <text:p text:style-name="P10"><text:s text:c="8"/>this.node = node;</text:p>
      <text:p text:style-name="P10"><text:s text:c="4"/>}</text:p>
      <text:p text:style-name="P10"/>
      <text:p text:style-name="P10"><text:s text:c="4"/>public HashMap&lt;DVNode, Integer&gt; getVector() {</text:p>
      <text:p text:style-name="P10"><text:s text:c="8"/>return vector;</text:p>
      <text:p text:style-name="P10"><text:s text:c="4"/>}</text:p>
      <text:p text:style-name="P10"/>
      <text:p text:style-name="P10"><text:s text:c="4"/>public void clear(){</text:p>
      <text:p text:style-name="P10"><text:s text:c="8"/>vector.clear();</text:p>
      <text:p text:style-name="P10"><text:s text:c="4"/>}</text:p>
      <text:p text:style-name="P10"/>
      <text:p text:style-name="P10"><text:s text:c="4"/>public void addCost(DVNode node, int cost){</text:p>
      <text:p text:style-name="P10"><text:s text:c="8"/>vector.put(node, cost);</text:p>
      <text:p text:style-name="P10"><text:s text:c="4"/>}</text:p>
      <text:p text:style-name="P10"/>
      <text:p text:style-name="P10"><text:s text:c="4"/>@Override</text:p>
      <text:p text:style-name="P10"><text:s text:c="4"/>public String toString() {</text:p>
      <text:p text:style-name="P10"><text:s text:c="8"/>StringBuffer sb = new StringBuffer();</text:p>
      <text:p text:style-name="P10"><text:s text:c="8"/>sb.append("Vector " + node.getLabel() + "\n");</text:p>
      <text:p text:style-name="P10"><text:s text:c="8"/>for (DVNode key : vector.keySet()) {</text:p>
      <text:p text:style-name="P10"><text:s text:c="12"/>sb.append("Node: " + key.getLabel() + "; Cost: " + vector.get(key) + "\n");</text:p>
      <text:p text:style-name="P10"><text:s text:c="8"/>}</text:p>
      <text:p text:style-name="P10"><text:soft-page-break/><text:s text:c="8"/>return sb.toString();</text:p>
      <text:p text:style-name="P10"><text:s text:c="4"/>}</text:p>
      <text:p text:style-name="P10">}</text:p>
      <text:p text:style-name="P10"/>
      <text:p text:style-name="P16">RoutingTable.java</text:p>
      <text:p text:style-name="P10"/>
      <text:p text:style-name="P10">import java.util.*;</text:p>
      <text:p text:style-name="P10"/>
      <text:p text:style-name="P10">/**</text:p>
      <text:p text:style-name="P10"><text:s/>* Abstracted Data Structure for nodes to hold routing information</text:p>
      <text:p text:style-name="P10"><text:s/>*/</text:p>
      <text:p text:style-name="P10">public class RoutingTable {</text:p>
      <text:p text:style-name="P10"/>
      <text:p text:style-name="P10"><text:s text:c="4"/>private LinkedList&lt;RTRow&gt; table;</text:p>
      <text:p text:style-name="P10"><text:s text:c="4"/>private CVector vector;</text:p>
      <text:p text:style-name="P10"><text:s text:c="4"/>private DVNode tableNode;</text:p>
      <text:p text:style-name="P10"/>
      <text:p text:style-name="P10"><text:s text:c="4"/>public RoutingTable(DVNode n) {</text:p>
      <text:p text:style-name="P10"><text:s text:c="8"/>table = new LinkedList&lt;RTRow&gt;();</text:p>
      <text:p text:style-name="P10"><text:s text:c="8"/>// Add self to table with cost 0</text:p>
      <text:p text:style-name="P10"><text:s text:c="8"/>table.add(new RTRow(n, 0, null));</text:p>
      <text:p text:style-name="P10"><text:s text:c="8"/>vector = new CVector(n);</text:p>
      <text:p text:style-name="P10"><text:s text:c="8"/>tableNode = n;</text:p>
      <text:p text:style-name="P10"><text:s text:c="4"/>}</text:p>
      <text:p text:style-name="P10"/>
      <text:p text:style-name="P10"><text:s text:c="4"/>// Helper function to find the minimum item in a list</text:p>
      <text:p text:style-name="P10"><text:s text:c="4"/>public static int minIndex (ArrayList&lt;Integer&gt; list) {</text:p>
      <text:p text:style-name="P10"><text:s text:c="8"/>return list.indexOf (Collections.min(list)); }</text:p>
      <text:p text:style-name="P10"/>
      <text:p text:style-name="P10"><text:s text:c="4"/>public void addRow(RTRow row) {</text:p>
      <text:p text:style-name="P10"><text:s text:c="8"/>table.add(row);</text:p>
      <text:p text:style-name="P10"><text:s text:c="4"/>}</text:p>
      <text:p text:style-name="P10"/>
      <text:p text:style-name="P10"><text:s text:c="4"/>public void deleteRow(DVNode n) {</text:p>
      <text:p text:style-name="P10"><text:s text:c="8"/>for (RTRow r : table){</text:p>
      <text:p text:style-name="P10"><text:s text:c="12"/>if (r.getNode().equals(n)){</text:p>
      <text:p text:style-name="P10"><text:s text:c="16"/>table.remove(table.indexOf(r))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4"/>public void changeRow(DVNode n) {</text:p>
      <text:p text:style-name="P10"><text:s text:c="8"/>for (RTRow r : table){</text:p>
      <text:p text:style-name="P10"><text:s text:c="12"/>if (r.getNode().equals(n)){</text:p>
      <text:p text:style-name="P10"><text:s text:c="16"/>r.setCost(Integer.MAX_VALUE);</text:p>
      <text:p text:style-name="P10"><text:s text:c="12"/>}</text:p>
      <text:p text:style-name="P10"><text:s text:c="8"/>}</text:p>
      <text:p text:style-name="P10"><text:s text:c="4"/>}</text:p>
      <text:p text:style-name="P10"/>
      <text:p text:style-name="P10"/>
      <text:p text:style-name="P10"><text:s text:c="4"/>public CVector getVector(DVNeighbour n, boolean split){</text:p>
      <text:p text:style-name="P10"><text:tab/> <text:s text:c="2"/>//System.out.println(tableNode.getLabel() + " creating vector for " + n.getNeighbour().getLabel());</text:p>
      <text:p text:style-name="P10"><text:s text:c="8"/>// Clear previous vector information</text:p>
      <text:p text:style-name="P10"><text:s text:c="8"/>vector = new CVector(tableNode);</text:p>
      <text:p text:style-name="P10"><text:s text:c="8"/>// Gather data from cost column</text:p>
      <text:p text:style-name="P10"><text:s text:c="8"/>if (!table.isEmpty()) {</text:p>
      <text:p text:style-name="P10"><text:s text:c="12"/>for (RTRow r : table) {</text:p>
      <text:p text:style-name="P10"><text:s text:c="16"/>// Check for split horizon to avoid loops</text:p>
      <text:p text:style-name="P10"><text:s text:c="16"/>if (split &amp;&amp; n.getNeighbour().equals(r.getNextLink())){</text:p>
      <text:p text:style-name="P10"><text:tab/><text:tab/><text:tab/><text:tab/>//System.out.println("Omitting: "+ r);</text:p>
      <text:p text:style-name="P10"><text:s text:c="20"/>continue;</text:p>
      <text:p text:style-name="P10"><text:s text:c="16"/>}</text:p>
      <text:p text:style-name="P10"><text:soft-page-break/><text:tab/><text:tab/><text:tab/> //System.out.println("Adding: "+ r);</text:p>
      <text:p text:style-name="P10"><text:s text:c="16"/>vector.addCost(r.getNode(), r.getCost());</text:p>
      <text:p text:style-name="P10"><text:s text:c="12"/>}</text:p>
      <text:p text:style-name="P10"><text:s text:c="8"/>}</text:p>
      <text:p text:style-name="P10"><text:s text:c="8"/>return vector;</text:p>
      <text:p text:style-name="P10"><text:s text:c="4"/>}</text:p>
      <text:p text:style-name="P10"/>
      <text:p text:style-name="P10"><text:s text:c="4"/>public DVNode getNextLink(DVNode n){</text:p>
      <text:p text:style-name="P10"><text:s text:c="8"/>for (RTRow r : table){</text:p>
      <text:p text:style-name="P10"><text:s text:c="12"/>if (r.getNode() == n){</text:p>
      <text:p text:style-name="P10"><text:s text:c="16"/>return r.getNextLink();</text:p>
      <text:p text:style-name="P10"><text:s text:c="12"/>}</text:p>
      <text:p text:style-name="P10"><text:s text:c="8"/>}</text:p>
      <text:p text:style-name="P10"><text:s text:c="8"/>return null;</text:p>
      <text:p text:style-name="P10"><text:s text:c="4"/>}</text:p>
      <text:p text:style-name="P10"/>
      <text:p text:style-name="P10"><text:s text:c="4"/>// Convert entire table to string for comparison;</text:p>
      <text:p text:style-name="P10"><text:s text:c="4"/>public String convertToString(){</text:p>
      <text:p text:style-name="P10"><text:s text:c="8"/>StringBuffer sb = new StringBuffer();</text:p>
      <text:p text:style-name="P10"><text:s text:c="8"/>for (RTRow r : table) {</text:p>
      <text:p text:style-name="P10"><text:s text:c="12"/>sb.append(r);</text:p>
      <text:p text:style-name="P10"><text:s text:c="8"/>}</text:p>
      <text:p text:style-name="P10"><text:s text:c="8"/>return sb.toString();</text:p>
      <text:p text:style-name="P10"><text:s text:c="4"/>}</text:p>
      <text:p text:style-name="P10"/>
      <text:p text:style-name="P10"><text:s text:c="4"/>// Get the routing table in a readable manner</text:p>
      <text:p text:style-name="P10"><text:s text:c="4"/>@Override</text:p>
      <text:p text:style-name="P10"><text:s text:c="4"/>public String toString() {</text:p>
      <text:p text:style-name="P10"><text:s text:c="8"/>StringBuffer sb = new StringBuffer();</text:p>
      <text:p text:style-name="P10"><text:s text:c="8"/>sb.append("-----------------------------\n");</text:p>
      <text:p text:style-name="P10"><text:s text:c="8"/>sb.append("Table for " + tableNode.getLabel() + "\n");</text:p>
      <text:p text:style-name="P10"><text:s text:c="8"/>for (RTRow r : table){</text:p>
      <text:p text:style-name="P10"><text:s text:c="12"/>sb.append(r.toString() + "\n");</text:p>
      <text:p text:style-name="P10"><text:s text:c="8"/>}</text:p>
      <text:p text:style-name="P10"><text:s text:c="8"/>sb.append("Stable: " + tableNode.isStable() + "\n");</text:p>
      <text:p text:style-name="P10"><text:s text:c="8"/>sb.append("-----------------------------\n");</text:p>
      <text:p text:style-name="P10"><text:s text:c="8"/>return sb.toString();</text:p>
      <text:p text:style-name="P10"><text:s text:c="4"/>}</text:p>
      <text:p text:style-name="P10"/>
      <text:p text:style-name="P10"><text:s text:c="4"/>public void calculateNewCosts(ArrayList&lt;CVector&gt; vectors, ArrayList&lt;DVNeighbour&gt; neighbours) {</text:p>
      <text:p text:style-name="P10"><text:s text:c="8"/>// Update routing table based on cost data from neighbours</text:p>
      <text:p text:style-name="P10"><text:s text:c="8"/>// Clear current costs</text:p>
      <text:p text:style-name="P10"><text:s text:c="8"/>String tableString = this.convertToString();</text:p>
      <text:p text:style-name="P10"><text:s text:c="8"/>table = new LinkedList&lt;RTRow&gt;();</text:p>
      <text:p text:style-name="P10"><text:s text:c="8"/>// Add node back into its own table;</text:p>
      <text:p text:style-name="P10"><text:s text:c="8"/>table.add(new RTRow(tableNode, 0, null));</text:p>
      <text:p text:style-name="P10"><text:s text:c="8"/>HashMap&lt;DVNode, ArrayList&lt;vectorElement&gt;&gt; knownRoutes = new HashMap&lt;DVNode, ArrayList&lt;vectorElement&gt;&gt;();</text:p>
      <text:p text:style-name="P10"><text:s text:c="8"/>for (CVector cv : vectors) {</text:p>
      <text:p text:style-name="P10"><text:s text:c="12"/>int totalcost = 0;</text:p>
      <text:p text:style-name="P10"><text:s text:c="12"/>for (DVNode n: cv.getVector().keySet()){</text:p>
      <text:p text:style-name="P10"><text:s text:c="16"/>if (n.getLabel().equals(tableNode.getLabel())){</text:p>
      <text:p text:style-name="P10"><text:s text:c="20"/>continue;</text:p>
      <text:p text:style-name="P10"><text:s text:c="16"/>}</text:p>
      <text:p text:style-name="P10"><text:s text:c="16"/>// If we don't have an entry for the node we're asking about, add it</text:p>
      <text:p text:style-name="P10"><text:s text:c="16"/>if (!knownRoutes.containsKey(n)){</text:p>
      <text:p text:style-name="P10"><text:s text:c="20"/>knownRoutes.put(n, new ArrayList&lt;vectorElement&gt;());</text:p>
      <text:p text:style-name="P10"><text:s text:c="16"/>}</text:p>
      <text:p text:style-name="P10"><text:s text:c="16"/>// Add the node being checked (for next link), and its total cost, factoring in neighbour links</text:p>
      <text:p text:style-name="P10"><text:s text:c="16"/>// Check if the neighbour exists</text:p>
      <text:p text:style-name="P10"><text:s text:c="16"/>boolean found = false;</text:p>
      <text:p text:style-name="P10"><text:soft-page-break/><text:s text:c="16"/>for (DVNeighbour nb : neighbours){</text:p>
      <text:p text:style-name="P10"><text:s text:c="20"/>if (nb.getNeighbour().getLabel().equals((cv.getNode().getLabel()))){</text:p>
      <text:p text:style-name="P10"><text:s text:c="24"/>// check for broken links</text:p>
      <text:p text:style-name="P10"><text:s text:c="24"/>if (nb.getCost() == Integer.MAX_VALUE || cv.getVector().get(n) == Integer.MAX_VALUE) {</text:p>
      <text:p text:style-name="P10"><text:s text:c="28"/>totalcost = Integer.MAX_VALUE;</text:p>
      <text:p text:style-name="P10"><text:s text:c="24"/>}</text:p>
      <text:p text:style-name="P10"><text:tab/><text:tab/><text:tab/><text:tab/> <text:s text:c="7"/>else {</text:p>
      <text:p text:style-name="P10"><text:s text:c="28"/>totalcost = nb.getCost() + cv.getVector().get(n);</text:p>
      <text:p text:style-name="P10"><text:s text:c="24"/>}</text:p>
      <text:p text:style-name="P10"><text:s text:c="24"/>found = true;</text:p>
      <text:p text:style-name="P10"><text:s text:c="20"/>}</text:p>
      <text:p text:style-name="P10"><text:s text:c="16"/>}</text:p>
      <text:p text:style-name="P10"><text:tab/><text:tab/><text:tab/> // Add this item as a new vectorElement under node key (Node: {&lt;NextLink, Cost&gt;,...})</text:p>
      <text:p text:style-name="P10"><text:s text:c="16"/>if (found){</text:p>
      <text:p text:style-name="P10"><text:s text:c="20"/>knownRoutes.get(n).add(new vectorElement(cv.getNode(), totalcost));</text:p>
      <text:p text:style-name="P10"><text:s text:c="16"/>}</text:p>
      <text:p text:style-name="P10"><text:s text:c="16"/>else {</text:p>
      <text:p text:style-name="P10"><text:s text:c="20"/>System.out.println("Neighbour not found: " + cv.getNode());</text:p>
      <text:p text:style-name="P10"><text:s text:c="16"/>}</text:p>
      <text:p text:style-name="P10"><text:s text:c="12"/>}</text:p>
      <text:p text:style-name="P10"><text:s text:c="8"/>}</text:p>
      <text:p text:style-name="P10"><text:s text:c="8"/>// We should now have a list of all reachable nodes, with a list of path cost and next link nodes</text:p>
      <text:p text:style-name="P10"><text:s text:c="8"/>ArrayList&lt;vectorElement&gt; routes = new ArrayList&lt;vectorElement&gt;();</text:p>
      <text:p text:style-name="P10"><text:s text:c="8"/>int minValue = Integer.MAX_VALUE;</text:p>
      <text:p text:style-name="P10"><text:s text:c="8"/>DVNode thisNode = null;</text:p>
      <text:p text:style-name="P10"><text:s text:c="8"/>DVNode minNode = null;</text:p>
      <text:p text:style-name="P10"><text:s text:c="8"/>// First, find the minimum value and the next link node</text:p>
      <text:p text:style-name="P10"><text:s text:c="8"/>for (DVNode key : knownRoutes.keySet()){</text:p>
      <text:p text:style-name="P10"><text:s text:c="12"/>routes = knownRoutes.get(key);</text:p>
      <text:p text:style-name="P10"><text:tab/><text:tab/> <text:s/>// System.out.println("Key: " + key);</text:p>
      <text:p text:style-name="P10"><text:s text:c="12"/>for (vectorElement ve : routes){</text:p>
      <text:p text:style-name="P10"><text:tab/><text:tab/><text:tab/>// System.out.println("Node: " + ve.getNode().getLabel() + "; Cost: " + ve.getCost());</text:p>
      <text:p text:style-name="P10"><text:s text:c="16"/>if (ve.getCost() &lt; minValue){</text:p>
      <text:p text:style-name="P10"><text:s text:c="20"/>minValue = ve.getCost();</text:p>
      <text:p text:style-name="P10"><text:s text:c="20"/>minNode = ve.getNode();</text:p>
      <text:p text:style-name="P10"><text:s text:c="16"/>}</text:p>
      <text:p text:style-name="P10"><text:s text:c="12"/>}</text:p>
      <text:p text:style-name="P10"><text:s text:c="12"/>// Found lowest cost for this key, add it to table</text:p>
      <text:p text:style-name="P10"><text:s text:c="12"/>thisNode = key;</text:p>
      <text:p text:style-name="P10"><text:s text:c="12"/>RTRow row = new RTRow(thisNode, minValue, minNode);</text:p>
      <text:p text:style-name="P10"><text:s text:c="12"/>table.add(row);</text:p>
      <text:p text:style-name="P10"><text:s text:c="12"/>minValue = Integer.MAX_VALUE;</text:p>
      <text:p text:style-name="P10"><text:s text:c="8"/>}</text:p>
      <text:p text:style-name="P10"><text:tab/> <text:s text:c="2"/>// Check if current table matched the previous table</text:p>
      <text:p text:style-name="P10"><text:s text:c="8"/>String newTableString = convertToString();</text:p>
      <text:p text:style-name="P10"><text:s text:c="8"/>if (tableString.equals(newTableString)){</text:p>
      <text:p text:style-name="P10"><text:s text:c="12"/>tableNode.setStable(true);</text:p>
      <text:p text:style-name="P10"><text:s text:c="8"/>}</text:p>
      <text:p text:style-name="P10"><text:tab/> <text:s text:c="2"/>else {</text:p>
      <text:p text:style-name="P10"><text:tab/><text:tab/> <text:s text:c="2"/>tableNode.setStable(false);</text:p>
      <text:p text:style-name="P10"><text:tab/><text:tab/>}</text:p>
      <text:p text:style-name="P10"><text:s text:c="4"/>}</text:p>
      <text:p text:style-name="P10">}</text:p>
      <text:p text:style-name="P10"/>
      <text:p text:style-name="P10">// Temporary class for storing vector elements</text:p>
      <text:p text:style-name="P10">class vectorElement {</text:p>
      <text:p text:style-name="P10"><text:s text:c="4"/>private DVNode node;</text:p>
      <text:p text:style-name="P10"><text:s text:c="4"/>private int cost;</text:p>
      <text:p text:style-name="P10"><text:soft-page-break/></text:p>
      <text:p text:style-name="P10"><text:s text:c="4"/>public vectorElement(DVNode n, int c){</text:p>
      <text:p text:style-name="P10"><text:s text:c="8"/>node = n ;</text:p>
      <text:p text:style-name="P10"><text:s text:c="8"/>cost = c;</text:p>
      <text:p text:style-name="P10"><text:s text:c="4"/>}</text:p>
      <text:p text:style-name="P10"/>
      <text:p text:style-name="P10"><text:s text:c="4"/>public DVNode getNode(){</text:p>
      <text:p text:style-name="P10"><text:s text:c="8"/>return node;</text:p>
      <text:p text:style-name="P10"><text:s text:c="4"/>}</text:p>
      <text:p text:style-name="P10"/>
      <text:p text:style-name="P10"><text:s text:c="4"/>public int getCost(){</text:p>
      <text:p text:style-name="P10"><text:s text:c="8"/>return cost;</text:p>
      <text:p text:style-name="P10"><text:s text:c="4"/>}</text:p>
      <text:p text:style-name="P10">}</text:p>
      <text:p text:style-name="P10"/>
      <text:p text:style-name="P14">RtRow.java</text:p>
      <text:p text:style-name="P11"/>
      <text:p text:style-name="P11">/**</text:p>
      <text:p text:style-name="P11"><text:s/>* Container object that represents a routing table row, storing three different elements</text:p>
      <text:p text:style-name="P11"><text:s/>*/</text:p>
      <text:p text:style-name="P11">public class RTRow {</text:p>
      <text:p text:style-name="P11"/>
      <text:p text:style-name="P11"><text:s text:c="4"/>private DVNode node;</text:p>
      <text:p text:style-name="P11"><text:s text:c="4"/>private int cost;</text:p>
      <text:p text:style-name="P11"><text:s text:c="4"/>private DVNode nextLink;</text:p>
      <text:p text:style-name="P11"/>
      <text:p text:style-name="P11"><text:s text:c="4"/>public RTRow(DVNode node, int cost, DVNode nextLink) {</text:p>
      <text:p text:style-name="P11"><text:s text:c="8"/>this.node = node;</text:p>
      <text:p text:style-name="P11"><text:s text:c="8"/>this.cost = cost;</text:p>
      <text:p text:style-name="P11"><text:s text:c="8"/>this.nextLink = nextLink;</text:p>
      <text:p text:style-name="P11"><text:s text:c="4"/>}</text:p>
      <text:p text:style-name="P11"/>
      <text:p text:style-name="P11"><text:s text:c="4"/>public DVNode getNode() { return node; }</text:p>
      <text:p text:style-name="P11"/>
      <text:p text:style-name="P11"><text:s text:c="4"/>public void setNode(DVNode node) { this.node = node; }</text:p>
      <text:p text:style-name="P11"/>
      <text:p text:style-name="P11"><text:s text:c="4"/>public int getCost() { return cost; }</text:p>
      <text:p text:style-name="P11"/>
      <text:p text:style-name="P11"><text:s text:c="4"/>public void setCost(int cost) { this.cost = cost; }</text:p>
      <text:p text:style-name="P11"/>
      <text:p text:style-name="P11"><text:s text:c="4"/>public DVNode getNextLink() { return nextLink; }</text:p>
      <text:p text:style-name="P11"/>
      <text:p text:style-name="P11"><text:s text:c="4"/>public void setNextlink(DVNode nextlink) {</text:p>
      <text:p text:style-name="P11"><text:s text:c="8"/>this.nextLink = nextLink;</text:p>
      <text:p text:style-name="P11"><text:s text:c="4"/>}</text:p>
      <text:p text:style-name="P11"/>
      <text:p text:style-name="P11"><text:s text:c="4"/>@Override</text:p>
      <text:p text:style-name="P11"><text:s text:c="4"/>public String toString() {</text:p>
      <text:p text:style-name="P11"><text:s text:c="8"/>if (nextLink == null){</text:p>
      <text:p text:style-name="P11"><text:s text:c="12"/>return <text:s/>"node: '" + node.getLabel() + '\'' + ", cost: " + cost + ", nextlink: None";</text:p>
      <text:p text:style-name="P11"><text:s text:c="8"/>}</text:p>
      <text:p text:style-name="P11"><text:s text:c="8"/>else {</text:p>
      <text:p text:style-name="P11"><text:s text:c="12"/>return <text:s/>"node: '" + node.getLabel() + '\'' + ", cost: " + cost + ", nextlink: " + nextLink.getLabel();</text:p>
      <text:p text:style-name="P11"><text:s text:c="8"/>}</text:p>
      <text:p text:style-name="P11"><text:s text:c="4"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t </meta:initial-creator>
    <meta:creation-date>2017-03-10T01:23:59.322883872</meta:creation-date>
    <dc:date>2017-03-10T01:34:33.602430932</dc:date>
    <dc:creator>Mint </dc:creator>
    <meta:editing-duration>PT10M32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5" meta:paragraph-count="793" meta:word-count="2777" meta:character-count="27257" meta:non-whitespace-character-count="17477"/>
  </office:meta>
</office:document-meta>
</file>